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3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3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8.5pt" fo:font-weight="bold" style:font-name-asian="Segoe UI1" style:font-size-asian="8.5pt" style:font-weight-asian="bold" style:font-name-complex="Segoe UI1" style:font-size-complex="8.5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28pt" style:text-underline-style="none" style:font-size-asian="28pt" style:font-size-complex="28pt"/>
    </style:style>
    <style:style style:name="T3" style:family="text">
      <style:text-properties style:font-name="Segoe UI Semibold" fo:font-size="20pt" fo:font-style="italic" style:text-underline-style="none" style:font-size-asian="20pt" style:font-style-asian="italic" style:font-size-complex="20pt" style:font-style-complex="italic"/>
    </style:style>
    <style:style style:name="T4" style:family="text">
      <style:text-properties fo:color="#cc0000" style:font-name="Arial" fo:font-size="32pt" style:font-name-asian="Liberation Sans Narrow1" style:font-size-asian="32pt" style:font-name-complex="Liberation Sans Narrow1" style:font-size-complex="32pt"/>
    </style:style>
    <style:style style:name="T5" style:family="text">
      <style:text-properties style:font-name="Liberation Sans Narrow" fo:font-size="32pt" style:font-size-asian="32pt" style:font-size-complex="32pt"/>
    </style:style>
    <style:style style:name="T6" style:family="text">
      <style:text-properties fo:color="#cc0000" style:font-name="Arial1" fo:font-size="32pt" style:font-name-asian="Arial1" style:font-size-asian="32pt" style:font-name-complex="Arial1" style:font-size-complex="32pt"/>
    </style:style>
    <style:style style:name="T7" style:family="text">
      <style:text-properties style:font-name="Liberation Sans Narrow" fo:font-size="32pt" style:font-name-asian="Arial1" style:font-size-asian="32pt" style:font-name-complex="Arial1" style:font-size-complex="32pt"/>
    </style:style>
    <style:style style:name="T8" style:family="text">
      <style:text-properties style:font-name="Segoe UI Semibold" fo:font-size="32pt" style:font-size-asian="32pt" style:font-size-complex="32pt"/>
    </style:style>
    <style:style style:name="T9" style:family="text">
      <style:text-properties style:font-name="Segoe UI Semibold" fo:font-size="32pt" style:font-name-asian="Arial1" style:font-size-asian="32pt" style:font-name-complex="Arial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>
        <office:forms form:automatic-focus="false" form:apply-design-mode="false"/>
        <draw:frame draw:style-name="gr1" draw:text-style-name="P3" draw:layer="layout" svg:width="25.146cm" svg:height="9.487cm" svg:x="1.27cm" svg:y="0.927cm">
          <draw:text-box>
            <text:p text:style-name="P1"><text:span text:style-name="T1">Venite</text:span><text:span text:style-name="T2"> </text:span><text:span text:style-name="T3">(LSB p.220)</text:span></text:p>
            <text:p text:style-name="P2"><text:span text:style-name="T4">♫ </text:span><text:span text:style-name="T5">O come, let us sing to the Lord, </text:span></text:p>
            <text:p text:style-name="P2"><text:span text:style-name="T5">let us make a joyful noise to the rock of our salvation.</text:span></text:p>
            <text:p text:style-name="P2"><text:span text:style-name="T5">Let us come into His presence with thanksgiving,</text:span></text:p>
            <text:p text:style-name="P2"><text:span text:style-name="T5">let us make a joyful noise unto Him with songs of praise. <text:s text:c="6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3" draw:layer="layout" svg:width="24.638cm" svg:height="5.677cm" svg:x="1.524cm" svg:y="0.927cm">
          <draw:text-box>
            <text:p text:style-name="P1"><text:span text:style-name="T6">♫</text:span><text:span text:style-name="T7"> </text:span><text:span text:style-name="T5">For the Lord is a great God</text:span></text:p>
            <text:p text:style-name="P2"><text:span text:style-name="T5">and a great king above all gods.</text:span></text:p>
            <text:p text:style-name="P2"><text:span text:style-name="T5">The deep places of the earth are in His hand;</text:span></text:p>
            <text:p text:style-name="P2"><text:span text:style-name="T5">the strength of the hills is His als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3" draw:text-style-name="P3" draw:layer="layout" svg:width="24.638cm" svg:height="5.677cm" svg:x="1.524cm" svg:y="0.927cm">
          <draw:text-box>
            <text:p text:style-name="P1"><text:span text:style-name="T5"><text:s/></text:span><text:span text:style-name="T6">♫</text:span><text:span text:style-name="T7"> </text:span><text:span text:style-name="T5">The sea is His, for He made it,</text:span></text:p>
            <text:p text:style-name="P2"><text:span text:style-name="T5">and His hand formed the dry land.</text:span></text:p>
            <text:p text:style-name="P2"><text:span text:style-name="T5">O come, let us worship and bow down,</text:span></text:p>
            <text:p text:style-name="P2"><text:span text:style-name="T5">let us kneel before the Lord, our mak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4" draw:text-style-name="P3" draw:layer="layout" svg:width="24.638cm" svg:height="4.661cm" svg:x="1.524cm" svg:y="0.927cm">
          <draw:text-box>
            <text:p text:style-name="P1"><text:span text:style-name="T8"><text:s/></text:span><text:span text:style-name="T6">♫</text:span><text:span text:style-name="T9"> </text:span><text:span text:style-name="T5">For He is our God,</text:span></text:p>
            <text:p text:style-name="P2"><text:span text:style-name="T5">and we are the people of His pasture</text:span></text:p>
            <text:p text:style-name="P2"><text:span text:style-name="T5">and the sheep of His ha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5" draw:text-style-name="P3" draw:layer="layout" svg:width="24.638cm" svg:height="6.185cm" svg:x="1.524cm" svg:y="0.927cm">
          <draw:text-box>
            <text:p text:style-name="P1"><text:span text:style-name="T8"><text:s/></text:span><text:span text:style-name="T6">♫</text:span><text:span text:style-name="T9"> </text:span><text:span text:style-name="T5">Glory be to the Father and to the Son</text:span></text:p>
            <text:p text:style-name="P2"><text:span text:style-name="T5">and to the Holy Spirit;</text:span></text:p>
            <text:p text:style-name="P2"><text:span text:style-name="T5">as it was in the beginning,</text:span></text:p>
            <text:p text:style-name="P2"><text:span text:style-name="T5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56:56.237000000</meta:creation-date>
    <dc:title>bluwht blank</dc:title>
    <meta:editing-duration>PT27S</meta:editing-duration>
    <meta:editing-cycles>3</meta:editing-cycles>
    <meta:generator>LibreOffice/5.3.4.2$Windows_X86_64 LibreOffice_project/f82d347ccc0be322489bf7da61d7e4ad13fe2ff3</meta:generator>
    <dc:date>2017-07-12T12:18:10.133000000</dc:date>
    <meta:document-statistic meta:object-count="47"/>
  </office:meta>
</office:document-meta>
</file>